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4c15" officeooo:paragraph-rsid="00144c15"/>
    </style:style>
    <style:style style:name="P2" style:family="paragraph" style:parent-style-name="Heading_20_2">
      <style:text-properties officeooo:rsid="00144c15" officeooo:paragraph-rsid="00144c15"/>
    </style:style>
    <style:style style:name="P3" style:family="paragraph" style:parent-style-name="Subtitle">
      <style:text-properties officeooo:rsid="00144c15" officeooo:paragraph-rsid="00144c15"/>
    </style:style>
    <style:style style:name="P4" style:family="paragraph" style:parent-style-name="Text_20_body">
      <style:text-properties officeooo:rsid="00144c15" officeooo:paragraph-rsid="00144c15"/>
    </style:style>
    <style:style style:name="P5" style:family="paragraph" style:parent-style-name="Text_20_body" style:list-style-name="L2">
      <style:text-properties officeooo:rsid="00144c15" officeooo:paragraph-rsid="00144c15"/>
    </style:style>
    <style:style style:name="P6" style:family="paragraph" style:parent-style-name="Text_20_body" style:list-style-name="L2">
      <style:text-properties officeooo:paragraph-rsid="0014a8d1"/>
    </style:style>
    <style:style style:name="P7" style:family="paragraph" style:parent-style-name="Title">
      <style:text-properties officeooo:rsid="00144c15" officeooo:paragraph-rsid="00144c15"/>
    </style:style>
    <style:style style:name="T1" style:family="text">
      <style:text-properties officeooo:rsid="0014a8d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a8d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a8d1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te de vendas de Minions</text:p>
      <text:p text:style-name="P3">Minions Bravos</text:p>
      <text:p text:style-name="P4"/>
      <text:h text:style-name="P1" text:outline-level="1">Casos de uso:</text:h>
      <text:h text:style-name="P2" text:outline-level="2" text:is-list-header="true"><text:s/><text:tab/>Registrar pedido:</text:h>
      <text:list xml:id="list1848731767" text:style-name="L2">
        <text:list-item>
          <text:p text:style-name="P5">[OUT] O site apresenta para o cliente uma listagem com os brinquedos à direita e uma lista de filtros (nome do minion, material do brinquedo, faixa de preço e tamanho) a esquerda. Os produtos serão ordenados por nome e terão seu preço e descrição à mostra.</text:p>
        </text:list-item>
        <text:list-item>
          <text:p text:style-name="P5">[IN] O cliente seleciona os produtos desejados, os coloca no carrinho, faz login (onde serão armazenados seus dados, como nome completo, CPF, endereço), seleciona o método de pagamento e finaliza a compra.</text:p>
        </text:list-item>
        <text:list-item>
          <text:p text:style-name="P6"><text:span text:style-name="T1">[OUT] O site informa o código do pedido, prazo para entrega e envia um e-mail para o cliente, para </text:span><text:span text:style-name="T2">thiago@bgcbrasil.com.br</text:span><text:span text:style-name="T4"> </text:span><text:span text:style-name="T5">e para </text:span><text:span text:style-name="T3">felipe.bravim@gmail.com</text:span><text:span text:style-name="T5"> (para conferência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09:59.653780112</meta:creation-date>
    <dc:date>2021-03-23T17:25:29.315061557</dc:date>
    <meta:editing-duration>PT4M59S</meta:editing-duration>
    <meta:editing-cycles>1</meta:editing-cycles>
    <meta:document-statistic meta:table-count="0" meta:image-count="0" meta:object-count="0" meta:page-count="1" meta:paragraph-count="7" meta:word-count="118" meta:character-count="711" meta:non-whitespace-character-count="601"/>
    <meta:generator>LibreOffice/6.4.6.2$Linux_X86_64 LibreOffice_project/40$Build-2</meta:generator>
  </office:meta>
</office:document-meta>
</file>